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paragraph-properties fo:text-align="justify" style:justify-single-word="false"/>
    </style:style>
    <style:style style:name="P2" style:family="paragraph" style:parent-style-name="Standard">
      <style:paragraph-properties fo:text-align="center" style:justify-single-word="false"/>
      <style:text-properties fo:font-style="italic" style:font-style-asian="italic"/>
    </style:style>
    <style:style style:name="P3" style:family="paragraph" style:parent-style-name="Standard">
      <style:paragraph-properties fo:text-align="justify" style:justify-single-word="false"/>
      <style:text-properties fo:font-style="italic" style:font-style-asian="italic"/>
    </style:style>
    <style:style style:name="P4" style:family="paragraph" style:parent-style-name="Standard">
      <style:paragraph-properties fo:text-align="justify" style:justify-single-word="false"/>
    </style:style>
    <style:style style:name="P5" style:family="paragraph" style:parent-style-name="Standard">
      <style:paragraph-properties fo:margin-left="0cm" fo:margin-right="0cm" fo:text-align="justify" style:justify-single-word="false" fo:text-indent="0.63cm" style:auto-text-indent="false"/>
    </style:style>
    <style:style style:name="P6" style:family="paragraph" style:parent-style-name="Standard">
      <style:paragraph-properties fo:margin-left="2cm" fo:margin-right="0cm" fo:text-align="justify" style:justify-single-word="false" fo:text-indent="0cm" style:auto-text-indent="false"/>
    </style:style>
    <style:style style:name="P7" style:family="paragraph" style:parent-style-name="Standard">
      <style:paragraph-properties fo:margin-left="2cm" fo:margin-right="0cm" fo:text-align="justify" style:justify-single-word="false" fo:text-indent="0.63cm" style:auto-text-indent="false"/>
    </style:style>
    <style:style style:name="P8" style:family="paragraph" style:parent-style-name="Standard">
      <style:paragraph-properties fo:margin-left="2cm" fo:margin-right="0cm" fo:text-align="justify" style:justify-single-word="false" fo:text-indent="0.63cm" style:auto-text-indent="false"/>
      <style:text-properties fo:font-size="10pt" style:font-size-asian="10pt" style:font-size-complex="10pt"/>
    </style:style>
    <style:style style:name="P9" style:family="paragraph" style:parent-style-name="Standard" style:list-style-name="WW8Num1">
      <style:paragraph-properties fo:text-align="justify" style:justify-single-word="false"/>
    </style:style>
    <style:style style:name="P10" style:family="paragraph" style:parent-style-name="Standard">
      <style:paragraph-properties fo:margin-left="2cm" fo:margin-right="0cm" fo:text-align="justify" style:justify-single-word="false" fo:text-indent="0.046cm" style:auto-text-indent="false"/>
    </style:style>
    <style:style style:name="P11" style:family="paragraph" style:parent-style-name="Standard">
      <style:paragraph-properties fo:margin-left="0cm" fo:margin-right="0cm" fo:text-align="justify" style:justify-single-word="false" fo:text-indent="0.63cm" style:auto-text-indent="false"/>
    </style:style>
    <style:style style:name="P12" style:family="paragraph" style:parent-style-name="Standard">
      <style:paragraph-properties fo:margin-left="0cm" fo:margin-right="0cm" fo:text-align="justify" style:justify-single-word="false" fo:text-indent="0.63cm" style:auto-text-indent="false"/>
      <style:text-properties fo:color="#ff00ff" style:text-underline-style="none"/>
    </style:style>
    <style:style style:name="P13" style:family="paragraph" style:parent-style-name="Heading" style:master-page-name="Standard">
      <style:paragraph-properties style:page-number="auto"/>
    </style:style>
    <style:style style:name="P14" style:family="paragraph" style:parent-style-name="Footnote">
      <style:paragraph-properties fo:text-align="justify" style:justify-single-word="false"/>
      <style:text-properties fo:font-size="9pt" style:font-size-asian="9pt" style:font-size-complex="9pt"/>
    </style:style>
    <style:style style:name="P15" style:family="paragraph" style:parent-style-name="Footnote">
      <style:paragraph-properties fo:text-align="justify" style:justify-single-word="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ize="9pt" style:font-size-asian="9pt" style:font-size-complex="9pt"/>
    </style:style>
    <style:style style:name="T4" style:family="text">
      <style:text-properties fo:font-size="9pt" fo:font-style="italic" style:font-size-asian="9pt" style:font-style-asian="italic" style:font-size-complex="9pt"/>
    </style:style>
    <style:style style:name="T5" style:family="text">
      <style:text-properties fo:font-size="9pt" fo:font-style="italic" fo:background-color="#ffff00" style:font-size-asian="9pt" style:font-style-asian="italic" style:font-size-complex="9pt"/>
    </style:style>
    <style:style style:name="T6" style:family="text">
      <style:text-properties fo:font-size="9pt" fo:background-color="#ffff00" style:font-size-asian="9pt" style:font-size-complex="9pt"/>
    </style:style>
    <style:style style:name="T7" style:family="text">
      <style:text-properties fo:font-size="10pt" style:font-size-asian="10pt" style:font-size-complex="10pt"/>
    </style:style>
    <style:style style:name="T8" style:family="text">
      <style:text-properties fo:font-size="10pt" fo:font-style="italic" style:font-size-asian="10pt" style:font-style-asian="italic" style:font-size-complex="10pt"/>
    </style:style>
    <style:style style:name="T9" style:family="text">
      <style:text-properties fo:font-variant="small-caps"/>
    </style:style>
    <style:style style:name="T10" style:family="text">
      <style:text-properties fo:font-variant="small-caps" fo:font-size="9pt" style:font-size-asian="9pt" style:font-size-complex="9pt"/>
    </style:style>
    <style:style style:name="T11" style:family="text">
      <style:text-properties style:text-position="super 58%"/>
    </style:style>
    <style:style style:name="T12" style:family="text">
      <style:text-properties fo:background-color="#ffff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éface de l'éditeur<text:line-break/>par Gaël Prigent</text:p>
      <text:p text:style-name="P2"/>
      <text:p text:style-name="P4"/>
      <text:p text:style-name="P5">Dans la préface « brève » qu’il donne à la sixième série de ses <text:span text:style-name="T1">Promenades littéraires</text:span>, Gourmont laisse entendre que le volume posséderait certaines caractéristiques originales, qui le distingueraient en quelque façon des cinq précédents. Recueil de textes épars parus dans la presse tout au long de la prolifique carrière de l’écrivain et permettant de remonter jusqu’à sa préhistoire, il s’agit en particulier d’y donner à lire des articles publiés sous d’autres noms que celui de Remy de Gourmont, et notamment sous le pseudonyme de R. de Bury, auquel nombre de lecteurs ont pu se laisser prendre. Or si la disparition des premiers textes signalés par le préfacier et datés des premières années de la décennie 1880 semble avérée, force est de constater qu’à partir de 1888 et du texte consacré à Bret Harte, c’est bien en effet à une véritable traversée chronologique et généalogique de l’œuvre critique gourmontienne que nous sommes conviés grâce à cette publication posthume, dix ans après la mort de l’écrivain (1915), puisque le volume parut en 1926 grâce à son frère Jean. Car il est facile d’observer que l’ordre même dans lequel s’offrent à nous ces articles semble plus ou moins celui dans lequel ils furent publiés dans la presse, leur premier écrin : </text:p>
      <text:list xml:id="list30225613" text:style-name="WW8Num1">
        <text:list-item>
          <text:p text:style-name="P9">« Un romancier américain : Bret Harte » : mars 1888</text:p>
        </text:list-item>
        <text:list-item>
          <text:p text:style-name="P9">« La littérature Maldoror » : février 1891</text:p>
        </text:list-item>
        <text:list-item>
          <text:p text:style-name="P9">« Études de littérature américaine. Deux poètes de la Nature : Bryant et Emerson » :  ?</text:p>
        </text:list-item>
        <text:list-item>
          <text:p text:style-name="P9">« Études de littérature américaine. L’humour et les humoristes » :  ?</text:p>
        </text:list-item>
        <text:list-item>
          <text:p text:style-name="P9">« La littérature des Jésuites » : ?</text:p>
        </text:list-item>
        <text:list-item>
          <text:p text:style-name="P9">« Alfred Vallette, romancier » : mars 1891</text:p>
        </text:list-item>
        <text:list-item>
          <text:p text:style-name="P9">« La Bestialité » : mai 1893</text:p>
        </text:list-item>
        <text:list-item>
          <text:p text:style-name="P9">« L’affaire La Roncière » : novembre 1898</text:p>
        </text:list-item>
        <text:list-item>
          <text:p text:style-name="P9">« La littérature française en 1900 » : janvier 1901</text:p>
        </text:list-item>
        <text:list-item>
          <text:p text:style-name="P9">« La question Loriquet » : juillet 1901</text:p>
        </text:list-item>
        <text:list-item>
          <text:p text:style-name="P9">« Rivarol et la critique politique » : décembre 1905</text:p>
        </text:list-item>
        <text:list-item>
          <text:p text:style-name="P9">« Héliogabale » : mai 1903 </text:p>
        </text:list-item>
      </text:list>
      <text:p text:style-name="P4">Quelques irrégularités se constatent néanmoins, qui tiennent aussi à l’incertitude relative à tel ou tel texte, dont la pré-originale, si elle existe, n’a pas été retrouvée, comme c’est le cas du texte consacré aux Jésuites, ainsi que des deux études américaines. Leur place, comprise entre deux textes parus respectivement en février et en mars de la même année 1891, inviterait néanmoins à poser l’hypothèse d’une datation sinon du même mois, du moins du même millésime, puisque la seule autre infraction à l’ordre chronologique est celle du dernier article, « Héliogabale » étant assurément antérieur aux différents textes consacrés à Rivarol et qu’on peut reconnaître comme sources de la promenade qui lui est ici consacrée. Il est toutefois possible qu’ils aient été rédigés, voire publiés, beaucoup plus tôt, et peut-être est-ce à eux que fait allusion l’auteur lorsqu’il mentionne la date de 1886 dans sa préface comme celle du plus ancien article repris dans la série. Cela n’empêche pas de constater combien le recueil prend ainsi l’allure, sinon du journal intime, du moins de la psychagogie ou de la déambulation à l’intérieur même de la pensée de l’écrivain, dont le lecteur est invité à visiter le laboratoire et à mesurer l’évolution. De sorte qu’on pourrait dire de l’architecture même de ce volume ce qu’Alexia Kalantzis, glosant une formule de l’auteur lui-même, affirmait à propos de l’ensemble des <text:span text:style-name="T1">Promenades</text:span> dans <text:span text:style-name="T1">Remy de Gourmont, créateur de formes </text:span>: </text:p>
      <text:p text:style-name="P4"/>
      <text:p text:style-name="P6"><text:span text:style-name="T7">Cette présentation aux allures de bilan donne une clé de lecture importante des </text:span><text:span text:style-name="T8">Promenades littéraires</text:span><text:span text:style-name="T7">. Outre la préservation des écrits, problématique dont Gourmont est parfaitement </text:span><text:soft-page-break/><text:span text:style-name="T7">conscient, la succession de volumes qui réunit des articles publiés tout au long de sa vie retrace </text:span><text:span text:style-name="T7">l’évolution de sa pensée. « Le voyage à travers la vie » se révèle être une biographie intellectuelle, d’où le ton de confidence de la préface. L’unité thématique est abandonnée pour une unité supérieure, faite de diversité. Le déplacement de l’écrit à l’écrivain permet la création d’une œuvre et d’un genre nouveau. Proche de la pratique de Montaigne, mais dans un contexte différent, la promenade littéraire se présente comme un parcours intellectuel qui refuse le figement et concilie l’unité et la fragmentation</text:span><text:span text:style-name="Footnote_20_Symbol"><text:span text:style-name="T7"><text:note text:id="ftn1" text:note-class="footnote"><text:note-citation>1</text:note-citation><text:note-body><text:p text:style-name="P1"><text:span text:style-name="T3"><text:s/></text:span><text:span text:style-name="T4">Remy de Gourmont, créateur de formes</text:span><text:span text:style-name="T3">, Paris, Champion, 2012, p. 428. </text:span></text:p></text:note-body></text:note></text:span></text:span><text:span text:style-name="T7">.</text:span></text:p>
      <text:h text:style-name="Heading_20_1" text:outline-level="1">Promenade(s) littéraire(s) ou Miroir du monde</text:h>
      <text:p text:style-name="P5">L’œuvre acquiert par là une dimension historique qui lui permet, comme l’ensemble des <text:span text:style-name="T1">Promenades littéraires</text:span>, d’être quelque chose comme le miroir de son époque. Car l’Histoire n’est pas présente qu’à travers le retour érudit vers le passé, qu’il soit antique avec la figure de tel Empereur de la décadence romaine ou l’intérêt pour telle autre de la Contre-Révolution, l’arrêt sur tel aspect de la littérature du <text:span text:style-name="T9">xvii</text:span><text:span text:style-name="T11">e</text:span> siècle ou le réexamen de telle célèbre affaire criminelle du début du <text:span text:style-name="T9">xix</text:span><text:span text:style-name="T11">e</text:span> siècle : elle s’impose également et surtout, au cœur de chaque texte, par les objets d’analyse que se choisit l’écrivain au cours de sa réflexion, et que l’on aurait tort de qualifier d’objets d’actualité, puisqu’il s’agit précisément de les abstraire à cette temporalité immédiate de l’air du temps tout en cultivant le mode de cheminement de la flânerie. C’est ainsi que se rencontre, au détour d’une réflexion sur la littérature historique contemporaine le nom de Georges Vacher de Lapouge, futur auteur en 1909 des essais d’anthropologie destinés à devenir célèbres sous le titre <text:span text:style-name="T1">Race et milieu social</text:span> et dont Gourmont invite à lire <text:span text:style-name="T1">L’Aryen, son rôle social</text:span>, comme il invite un peu plus loin à se défier de « l’invasion démocratique » par laquelle une nouvelle « caste dirigeante » en a remplacé une autre, « les hommes politiques étant créés par la populace et les écrivains tenant d’une élite leur réputation ». Témoignage donc d’un moment de notre histoire que ses jugements sévères disséminés çà et là, et qui exigent d’être remis dans leur contexte, celui d’une Troisième République à peine assise. Car, ne nous y trompons pas ni ne cédons à une lecture anachronique : Gourmont n’a rien du réactionnaire extrémiste que ses propos attribués à un écrivain du <text:span text:style-name="T9">xxi</text:span><text:span text:style-name="T11">e </text:span>siècle ne manqueraient pas d’accabler. Gourmont n’est ni Barrès, ni Huysmans, ni Bloy. En témoignent d’autres de ces notations, faites en passant, et qui contribuent néanmoins à ce jeu plaisant de dialogue entre deux époques ; celle du critique et celle de son lecteur, qu’on ne peut manquer de comparer, de superposer, de distinguer. Ainsi de ce féminisme gourmontien avant l’heure, qui le voit mettre en avant le nom d’une femme romancier (Gabrielle Réval) quand il s’est plu auparavant à ne désigner Rachilde qu’au masculin (« L’auteur de <text:span text:style-name="T1">La Jongleuse</text:span> et des <text:span text:style-name="T1">Contes et Nouvelles</text:span> n’a pas la foi. Il la remplace par de l’esprit… »), puis à souligner la liberté des femmes romaines et le rôle des impératrices de la dynastie des Sévères dans l’exercice du pouvoir, ce qui revient encore une fois à la dénonciation d’un cliché véhiculé par les thuriféraires de certaine religion établie au cœur des débats de la fin de siècle :</text:p>
      <text:p text:style-name="P5"/>
      <text:p text:style-name="P7"><text:span text:style-name="T7">Prétention du christianisme à avoir libéré la femme. Cette libération fut l’œuvre de la philosophie. La nouvelle religion remet comme l’ancienne, la femme sous la loi religieuse</text:span><text:span text:style-name="Footnote_20_Symbol"><text:span text:style-name="T7"><text:note text:id="ftn2" text:note-class="footnote"><text:note-citation>2</text:note-citation><text:note-body><text:p text:style-name="P14"><text:s/>« Héliogabale », note de l’auteur.</text:p></text:note-body></text:note></text:span></text:span><text:span text:style-name="T7">.</text:span></text:p>
      <text:p text:style-name="P8"/>
      <text:p text:style-name="P4">Mais, on le voit, si elle se donne comme un miroir, il s’agit surtout d’un miroir où se reflète le visage de l’auteur lui-même, dont l’œuvre nous présente un (auto)portrait en creux. Livre des masques à sa façon.</text:p>
      <text:p text:style-name="P4"/>
      <text:p text:style-name="P4"/>
      <text:p text:style-name="P3">Le livre démasque</text:p>
      <text:p text:style-name="P5"><text:soft-page-break/></text:p>
      <text:p text:style-name="P5">L’écrivain se montre et se donne d’abord à voir dans la posture de l’auteur, et de l’auteur ainsi que le/se conçoit Gourmont lui-même : promenant son dilettantisme, non plus tout à fait à travers des souvenirs, comme la quatrième série consacrée au symbolisme, mais encore et toujours à travers la littérature d’autrefois, d’hier et d’aujourd’hui, ainsi que l’annonçaient déjà les deux dernières sections du même antérieur volume. De sorte que, chez Gourmont plus encore que chez n’importe quel autre, c’est sous les traits du lecteur que se présente l’écrivain, que c’est sous ce jour qu’il nous apparaît et que le miroir nous le reflète. Passeur de littératures oubliées (celle des Jésuites ou de Rivarol), découvreur et promoteur d’auteurs ignorés (Lautréamont, Bret Harte et les auteurs américains en général), archéologues des histoires tombées en désuétude comme l’affaire La Roncière ou la question Loriquet, Gourmont semble faire feu de tout bois, du fait même de la forme initialement journalistique de ses textes, mais aussi d’une inspiration allant au gré de ses propres lectures. Comme certains sont polygraphes, il conviendrait d’inventer un mot pour qualifier sa posture, celle du lecteur boulimique et à qui tout est bon<text:span text:style-name="Footnote_20_Symbol"><text:note text:id="ftn3" text:note-class="footnote"><text:note-citation>3</text:note-citation><text:note-body><text:p text:style-name="Footnote"><text:span text:style-name="T3"><text:s/>Le grec </text:span><text:span text:style-name="T4">άναγινώσκων</text:span><text:span text:style-name="T3"> (lecteur) n’offre malheureusement pas beaucoup de possibilités.</text:span></text:p></text:note-body></text:note></text:span> : les auteurs de littérature française contemporaine, comme en atteste l’article consacrée aux seules parutions de l’année 1900, prétexte et occasion d’un bilan de la production fin-de-siècle, mais aussi bien les publications plus spécialisées telles les œuvres de John Nichol et Rufus W. Griswold qui servent de fondement aux études de littérature américaine ou ces <text:span text:style-name="T1">Drames judicaires</text:span> que Gourmont a minutieusement suivis dans « L’affaire La Roncière », comme il suit presque mot à mot tel ouvrage consacré à Loriquet ou tel autre signé Le Ragois dans la promenade correspondante. Et l’on touche là à un point nodal de la pratique du lecteur écrivain : ce que la loi proscrirait aujourd’hui sous le terme de plagiat éhonté, Gourmont se l’autorise sans aucune retenue ni restriction, recopiant tel quel ou traduisant tout un passage, une page, une formule de l’auteur dont il rend compte ou sur lequel il appuie sa démonstration, sans autre explicitation de sa dette qu’une rapide mention du nom du « plagié » au détour de l’introduction ou de la conclusion de son propos. Compilateur, Gourmont s’inscrit toutefois moins dans une tradition de la critique journalistique dont l’immédiateté irait de pair avec le manque d’originalité, mais bien plutôt dans le mouvement même de la modernité qui va affirmer ou réaffirmer la nature essentiellement intertextuelle, non seulement de la littérature, mais de la critique comme acte littéraire. Car c’est bien, finalement, à un autoportrait de l’écrivain-lecteur en critique que l’on a affaire.</text:p>
      <text:p text:style-name="P5">Porteur de cette ambivalence du lire et de l’écrire, de l’écriture comme lecture, il est normal que le critique soit l’objet d’une certaine réflexion au sein même des textes gourmontiens. Deux passages prennent de ce point de vue une importance toute particulière. Celui qui apparaît comme un aveu de la part du critique quant à sa méthode même, et qu’on trouve dans « La littérature des Jésuites », à propos de l’ouvrage de Doncieux sur le Père Bouhours, <text:span text:style-name="T1">Un jésuite homme de lettres au dix-septième siècle</text:span> :</text:p>
      <text:p text:style-name="P5"/>
      <text:p text:style-name="P10"><text:span text:style-name="T7">Il y a des choses fines dans ses </text:span><text:span text:style-name="T8">Entretiens</text:span><text:span text:style-name="T7">, dans sa </text:span><text:span text:style-name="T8">Manière de bien penser</text:span><text:span text:style-name="T7">, et c’est un chapitre où M. Doncieux fait preuve d’une rare pénétration d’analyse. Son Père Bouhours prend place parmi les délicats ; </text:span><text:span text:style-name="T8">et comme on ne va guère feuilleter l’original</text:span><text:span text:style-name="T7">, il y a gré à savoir à celui qui vient de si bien mettre en lumière, parmi son entourage, dans son vrai milieu, cet homme de goût qui fut, tout autant que jésuite, littérateur</text:span><text:span text:style-name="Footnote_20_Symbol"><text:span text:style-name="T7"><text:note text:id="ftn4" text:note-class="footnote"><text:note-citation>4</text:note-citation><text:note-body><text:p text:style-name="P1"><text:span text:style-name="T3"><text:s/>Voir </text:span><text:span text:style-name="T4">infra</text:span><text:span text:style-name="T3">. C’est nous qui soulignons.</text:span></text:p></text:note-body></text:note></text:span></text:span><text:span text:style-name="T7">.</text:span></text:p>
      <text:p text:style-name="P4"/>
      <text:p text:style-name="P4">Le critique ne prétend en rien tromper son lecteur et confesse avec désinvolture et un brin de snobisme une attitude qui est aussi la sienne : personne ne lit Bouhours, et sa propre connaissance est largement de seconde main. Le détour par l’ouvrage savant sur lequel Gourmont construit son propre discours, en l’analysant et en le commentant, est donc <text:soft-page-break/>revendiqué en tant que tel, lors même que l’article n’a jamais été présenté comme un compte rendu de l’ouvrage en question.</text:p>
      <text:p text:style-name="P5">L’autre passage, qui complète ce premier, se trouve au début de « Rivarol ». Alors qu’il s’agit de justifier l’art de l’historien et du chroniqueur de la Révolution, la comparaison avec le critique littéraire qui vient sous la plume de Gourmont prend évidemment une saveur toute particulière :</text:p>
      <text:p text:style-name="P5"/>
      <text:p text:style-name="P7"><text:span text:style-name="T7">On n’exige pas d’un critique littéraire qu’il n’ait aucune opinion littéraire. Voir, c’est voir sous une certaine lumière ; connaître, c’est connaître sous un certain sens. L’intelligence, sous peine de se faner presque aussitôt, ne peut se séparer de la sensibilité, qui est sa racine : il faut accepter la plante tout entière, et même avec la motte de terre qui lui maintient sa fraîcheur et sa vie</text:span><text:span text:style-name="Footnote_20_Symbol"><text:span text:style-name="T7"><text:note text:id="ftn5" text:note-class="footnote"><text:note-citation>5</text:note-citation><text:note-body><text:p text:style-name="P1"><text:span text:style-name="T3"><text:s/>Voir </text:span><text:span text:style-name="T5">infra</text:span><text:span text:style-name="T6">.</text:span></text:p></text:note-body></text:note></text:span></text:span><text:span text:style-name="T7">.</text:span></text:p>
      <text:p text:style-name="P4"/>
      <text:p text:style-name="P4">Autant dire que Rivarol devient, rétroactivement, le modèle du critique littéraire, de par cette subjectivité même, qui est alliance de l’intelligence et de la sensibilité, et qui lui fait garder la tête sur les épaules quand tous les autres la perdent.</text:p>
      <text:p text:style-name="P5"/>
      <text:h text:style-name="Heading_20_1" text:outline-level="1">Dissociation des idées et cohérence de la pensée</text:h>
      <text:p text:style-name="P5"/>
      <text:p text:style-name="P5">L’apparente incohérence éditoriale, due à l’éclectisme dilettante de Gourmont, le cède donc à la cohérence de l’érudition elle-même, qui se rattache viscéralement à la conception que se fait l’écrivain de la littérature, que certains qualifieraient sans mal – en la rattachant à cette fin de siècle dans laquelle l’œuvre gourmontienne ne se laisse pas enfermer – de décadente, et que l’on pourrait aussi qualifier, par anachronisme cette fois, de borgésienne. Car par l’alliance de l’intelligence et de la sensibilité, Gourmont entend une critique qui ne soit ni l’érudition asséchante du savant cultivant le genre de l’essai scientifique, ni l’impressionnisme vague de l’amateur s’adonnant à l’essai sans prétention, mais qui emprunte curieusement à l’un comme à l’autre. À l’amateur lorsque, par exemple et comme bon nombre de ses contemporains, parmi lesquels Huysmans, pour n’en citer qu’un, il multiplie les approximations, presque systématiquement, dès lors qu’il s’agit de citer un nom propre (si l’on se contente de la première étude sur la littérature américaine : Reading pour Redding, Foulger pour Folger, Teyler pour Tyler, Humphrey pour Humphreys, Timothey Dwight pour Timothy, Sewel pour Sewall, <text:span text:style-name="T1">ad. lib.</text:span>) ou une date (ainsi, le 29 avril 1844, mentionné dans la documentation consultée par Gourmont pour dater une lettre de Loriquet à M. Passy devient sans surprise un 30 avril sous sa plume !) C’est à croire qu’il ne peut orthographier correctement un patronyme, ou qu’il s’en soucie peu, comme il se soucie très peu d’exactitude également en matière de citations, souvent données de mémoire, comme c’est le cas pour Lautréamont, réinventé, réécrit par Gourmont, puisque jamais le vers cité n’a tel quel existé chez le poète (« Ô Nuits de Young, que de sommeil vous m’avez coûté !). Chez le critique, le lecteur est donc bien en même temps auteur, créateur, ré-inventeur des textes qu’il cite et plus encore de ceux qu’il traduit. Une note de « Deux poètes de la nature » dit d’ailleurs très bien l’ambition que se fixe Gourmont traducteur (« Il faut me laisser citer en entier le texte anglais que j’ai tenu à traduire – comme il faut traduire les vers – littéralement. On ne doit prétendre qu’à donner un reflet de l’impression ressentie par celui qui les lit dans la langue originale ; car rien, en somme, ne peut se traduire, pas plus un sonnet anglais par des mots français, qu’un tableau par des traits noirs<text:span text:style-name="Footnote_20_Symbol"><text:note text:id="ftn6" text:note-class="footnote"><text:note-citation>6</text:note-citation><text:note-body><text:p text:style-name="P1"><text:span text:style-name="T3"><text:s/>Voir </text:span><text:span text:style-name="T4">i</text:span><text:span text:style-name="T5">nfra</text:span><text:span text:style-name="T6">.</text:span></text:p></text:note-body></text:note></text:span> »), comparable à celle de l’essayiste (« Donc, sur ces commencements, quelques notes, un peu hors du sujet annoncé par le titre ; – on peut les <text:soft-page-break/>supposer au bas des pages<text:span text:style-name="Footnote_20_Symbol"><text:note text:id="ftn7" text:note-class="footnote"><text:note-citation>7</text:note-citation><text:note-body><text:p text:style-name="P1"><text:span text:style-name="T3"><text:s/>Voir </text:span><text:span text:style-name="T5">infra.</text:span></text:p></text:note-body></text:note></text:span> »). Traducteur et annotateur, il apparaît bien jusqu’à un certain point comme l’inventeur de cette littérature d’érudition ludique dont Jorge Luis Borges, lecteur s’il en fut des œuvres de Gourmont<text:span text:style-name="Footnote_20_Symbol"><text:note text:id="ftn8" text:note-class="footnote"><text:note-citation>8</text:note-citation><text:note-body><text:p text:style-name="P14"><text:s/>Sur cette filiation, voir Anne Boyer, <text:span text:style-name="T2">Remy de Gourmont. L’Écriture et ses masques,</text:span> Paris, Champion, 2002 et notre article « Borges et les écrivains fin-de-siècle », Borges-Francia, éd. Magdalena Cámpora et Javier González, Facultad de Filosofía y Letras, Buenos Airs, 2011, p. 57-76.</text:p></text:note-body></text:note></text:span>, sera par la suite le représentant émérite. Tous deux partagent même un genre que l’Argentin nomma biographie synthétique et que l’auteur des <text:span text:style-name="T1">Promenades littéraires</text:span> a cultivé, ne serait-ce que dans presque tous les textes de cette sixième série. Si c’est là ce que Gourmont appelle ses « deux manières d’écrire », la sérieuse et « guindée » d’un côté et celle de l’écrivain enfin devenu lui-même de l’autre, on voit néanmoins comment ces deux manières sont moins à opposer qu’à concevoir comme successives et dialectiques.</text:p>
      <text:p text:style-name="P5">C’est en tout cas cette modernité d’une conception de l’écrivain critique, c’est-à-dire auteur et lecteur, que cet avant-dernier volume nous invite encore une fois à goûter, cette modernité d’une pensée qui se donne en train de se concevoir et par laquelle le sujet se l’approprie en se découvrant tel. De sorte que pourrait s’appliquer à ces quelques articles, et sans doute à l’ensemble des <text:span text:style-name="T1">Promenades</text:span>, ce que leur auteur écrivait déjà à la fin d’un texte de février 1894 :</text:p>
      <text:p text:style-name="P5"/>
      <text:p text:style-name="P8">Pensé par les autres, le moi acquiert une conscience nouvelle et plus forte, et multipliée selon son identité essentielle.</text:p>
      <text:p text:style-name="P8">Multiplier une rose, cela fait un jardin de roses ; multiplier une ortie, cela fait un champ d’orties.</text:p>
      <text:p text:style-name="P8">Car la déviation de l’idéalisme, telle que je la conçois, ne va pas, et tout au contraire, à ratifier la baroque loi du nombre, qui se base sur de fabuleuses additions où sont ensemble comptés les roses et les orties, les rats et les zèbres. La pensée s’individualise différemment ; il n’y a pas deux individus identiques ; les miroirs sont bons ou mauvais, – et encore le miroir n’absorbe et ne réfléchit qu’une manière d’être et non l’être en soi. L’être en soi est inviolable, mais il faut qu’il subisse des tentatives de viol pour apprendre qu’il est inviolable.</text:p>
      <text:p text:style-name="P8">Le Stylite vit tout seul sur sa colonne, mais il a besoin de la foule des pèlerins qui se presse au pied de sa colonne ; il a besoin de la salutation de Théodose ; il a besoin de la vaine flèche de Théodoric.</text:p>
      <text:p text:style-name="P7"><text:span text:style-name="T7">Sans la pensée qui le pense, le Stylite n’est qu’un palmier dans le désert</text:span><text:span text:style-name="Footnote_20_Symbol"><text:span text:style-name="T7"><text:note text:id="ftn9" text:note-class="footnote"><text:note-citation>9</text:note-citation><text:note-body><text:p text:style-name="P1"><text:span text:style-name="T3"><text:s/>La Culture des idées, « Ironies et paradoxes » </text:span><text:span text:style-name="T10">ii</text:span><text:span text:style-name="T3">, 2.</text:span></text:p></text:note-body></text:note></text:span></text:span><text:span text:style-name="T7">.</text:span></text:p>
      <text:p text:style-name="P4"/>
      <text:p text:style-name="P4">Si l’écrivain est le Stylite, la littérature est ici tout à la fois la rose, le miroir et la vaine flèche de Théodoric.</text:p>
      <text:p text:style-name="P5"/>
      <text:p text:style-name="P5"/>
      <text:p text:style-name="P12">(i<text:span text:style-name="T12">nfra :</text:span> chercher le lien dans le tex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 style:family="paragraph" style:parent-style-name="Standard" style:class="extra">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4pt" fo:font-weight="bold" style:font-size-asian="14pt" style:font-weight-asian="bold" style:font-size-complex="14pt" style:font-weight-complex="bold"/>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Police_20_par_20_défaut" style:display-name="Police par défaut" style:family="text"/>
    <style:style style:name="Footnote_20_Symbol" style:display-name="Footnote Symbol" style:family="text" style:parent-style-name="Police_20_par_20_défau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éface longue</dc:title>
    <meta:initial-creator>Gaël Prigent</meta:initial-creator>
    <meta:creation-date>2013-05-08T19:30:00</meta:creation-date>
    <dc:date>2013-09-02T12:46:03.83</dc:date>
    <meta:editing-cycles>15</meta:editing-cycles>
    <meta:editing-duration>PT2H43M42S</meta:editing-duration>
    <meta:generator>LibreOffice/3.4$Win32 LibreOffice_project/340m1$Build-302</meta:generator>
    <meta:document-statistic meta:table-count="0" meta:image-count="0" meta:object-count="0" meta:page-count="5" meta:paragraph-count="47" meta:word-count="3028" meta:character-count="18113" meta:non-whitespace-character-count="15144"/>
    <meta:user-defined meta:name="Info 1"/>
    <meta:user-defined meta:name="Info 2"/>
    <meta:user-defined meta:name="Info 3"/>
    <meta:user-defined meta:name="Info 4"/>
  </office:meta>
</office:document-meta>
</file>